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6.6931in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6.6931in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6.6931in" table:align="margins"/>
    </style:style>
    <style:style style:name="Tabla3.A" style:family="table-column">
      <style:table-column-properties style:column-width="6.6931in" style:rel-column-width="65535*"/>
    </style:style>
    <style:style style:name="Tabla3.A1" style:family="table-cell">
      <style:table-cell-properties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P1" style:family="paragraph" style:parent-style-name="Text_20_body">
      <style:text-properties officeooo:rsid="001f49a9" officeooo:paragraph-rsid="001f49a9"/>
    </style:style>
    <style:style style:name="P2" style:family="paragraph" style:parent-style-name="Standard">
      <style:paragraph-properties fo:margin-top="0in" fo:margin-bottom="0in" style:contextual-spacing="false"/>
      <style:text-properties style:font-name="Courier New" fo:font-size="12pt" fo:language="es" fo:country="ES" officeooo:paragraph-rsid="001f49a9" style:font-size-asian="12pt" style:font-size-complex="12pt"/>
    </style:style>
    <style:style style:name="P3" style:family="paragraph" style:parent-style-name="Standard">
      <style:text-properties officeooo:rsid="002600d8" officeooo:paragraph-rsid="002600d8"/>
    </style:style>
    <style:style style:name="P4" style:family="paragraph" style:parent-style-name="Text_20_body">
      <style:text-properties officeooo:rsid="002600d8" officeooo:paragraph-rsid="002600d8"/>
    </style:style>
    <style:style style:name="P5" style:family="paragraph" style:parent-style-name="Text_20_body">
      <style:paragraph-properties fo:break-before="page"/>
      <style:text-properties officeooo:rsid="002600d8" officeooo:paragraph-rsid="002600d8"/>
    </style:style>
    <style:style style:name="P6" style:family="paragraph" style:parent-style-name="Text_20_body">
      <style:text-properties officeooo:rsid="002600d8" officeooo:paragraph-rsid="0025991f"/>
    </style:style>
    <style:style style:name="P7" style:family="paragraph" style:parent-style-name="Standard">
      <style:text-properties officeooo:paragraph-rsid="002600d8"/>
    </style:style>
    <style:style style:name="P8" style:family="paragraph" style:parent-style-name="Table_20_Contents">
      <style:text-properties style:font-name="Liberation Sans" fo:font-size="14pt" style:font-name-asian="Noto Sans CJK SC" style:font-size-asian="14pt" style:font-name-complex="Lohit Devanagari1" style:font-size-complex="14pt"/>
    </style:style>
    <style:style style:name="P9" style:family="paragraph" style:parent-style-name="Text_20_body">
      <style:text-properties officeooo:rsid="00201757" officeooo:paragraph-rsid="00201757"/>
    </style:style>
    <style:style style:name="P10" style:family="paragraph" style:parent-style-name="Text_20_body">
      <style:text-properties officeooo:rsid="00243d79" officeooo:paragraph-rsid="00243d79"/>
    </style:style>
    <style:style style:name="P11" style:family="paragraph" style:parent-style-name="Text_20_body">
      <style:text-properties officeooo:rsid="0025991f" officeooo:paragraph-rsid="0025991f"/>
    </style:style>
    <style:style style:name="P12" style:family="paragraph" style:parent-style-name="Heading_20_1">
      <style:text-properties officeooo:rsid="001f49a9" officeooo:paragraph-rsid="001f49a9"/>
    </style:style>
    <style:style style:name="P13" style:family="paragraph" style:parent-style-name="Heading_20_2">
      <style:text-properties officeooo:rsid="001f49a9" officeooo:paragraph-rsid="001f49a9"/>
    </style:style>
    <style:style style:name="P14" style:family="paragraph" style:parent-style-name="Heading_20_2">
      <style:text-properties officeooo:rsid="002a15ec" officeooo:paragraph-rsid="002a15ec"/>
    </style:style>
    <style:style style:name="P15" style:family="paragraph" style:parent-style-name="Heading_20_3" style:list-style-name="">
      <style:text-properties officeooo:paragraph-rsid="0025991f"/>
    </style:style>
    <style:style style:name="P16" style:family="paragraph" style:parent-style-name="Heading_20_3">
      <style:paragraph-properties fo:break-before="page"/>
      <style:text-properties officeooo:paragraph-rsid="0025991f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Standard">
      <style:paragraph-properties fo:margin-top="0in" fo:margin-bottom="0in" style:contextual-spacing="false"/>
      <style:text-properties style:font-name="Courier New" fo:font-size="12pt" fo:language="es" fo:country="ES" officeooo:paragraph-rsid="002a15ec" style:font-size-asian="12pt" style:font-size-complex="12pt"/>
    </style:style>
    <style:style style:name="P19" style:family="paragraph" style:parent-style-name="Text_20_body" style:list-style-name="L1">
      <style:text-properties officeooo:paragraph-rsid="00201757"/>
    </style:style>
    <style:style style:name="P20" style:family="paragraph" style:parent-style-name="Text_20_body" style:list-style-name="L2">
      <style:paragraph-properties fo:margin-left="0.7874in" fo:margin-right="0in" fo:margin-top="0in" fo:margin-bottom="0in" style:contextual-spacing="false" fo:text-indent="-0.25in" style:auto-text-indent="false"/>
      <style:text-properties style:font-name="Courier New" fo:font-size="12pt" fo:language="es" fo:country="ES" style:text-underline-style="none" fo:font-weight="normal" officeooo:paragraph-rsid="001f49a9" style:font-size-asian="12pt" style:font-weight-asian="normal" style:font-size-complex="12pt" style:font-weight-complex="normal"/>
    </style:style>
    <style:style style:name="P21" style:family="paragraph" style:parent-style-name="Text_20_body" style:list-style-name="L2">
      <style:paragraph-properties fo:margin-left="0.7874in" fo:margin-right="0in" fo:margin-top="0in" fo:margin-bottom="0in" style:contextual-spacing="false" fo:text-indent="-0.25in" style:auto-text-indent="false"/>
      <style:text-properties style:font-name="Courier New" fo:font-size="12pt" fo:language="es" fo:country="ES" style:text-underline-style="none" fo:font-weight="normal" officeooo:rsid="002a15ec" officeooo:paragraph-rsid="002a15ec" style:font-size-asian="12pt" style:font-weight-asian="normal" style:font-size-complex="12pt" style:font-weight-complex="normal"/>
    </style:style>
    <style:style style:name="P22" style:family="paragraph" style:parent-style-name="Text_20_body" style:list-style-name="L2" style:master-page-name="">
      <loext:graphic-properties draw:fill="none"/>
      <style:paragraph-properties fo:margin-left="1.0618in" fo:margin-right="0in" fo:margin-top="0in" fo:margin-bottom="0in" style:contextual-spacing="false" fo:line-height="115%" fo:text-indent="-0.25in" style:auto-text-indent="false" style:page-number="auto" fo:background-color="transparent"/>
      <style:text-properties style:font-name="Courier New" fo:font-size="12pt" fo:language="es" fo:country="ES" style:text-underline-style="none" fo:font-weight="normal" officeooo:rsid="002a15ec" officeooo:paragraph-rsid="002a15ec" style:font-size-asian="12pt" style:font-weight-asian="normal" style:font-size-complex="12pt" style:font-weight-complex="normal"/>
    </style:style>
    <style:style style:name="P23" style:family="paragraph" style:parent-style-name="Text_20_body" style:list-style-name="L2">
      <loext:graphic-properties draw:fill="none"/>
      <style:paragraph-properties fo:margin-left="1.0618in" fo:margin-right="0in" fo:margin-top="0in" fo:margin-bottom="0in" style:contextual-spacing="false" fo:line-height="115%" fo:text-indent="-0.25in" style:auto-text-indent="false" fo:background-color="transparent"/>
      <style:text-properties style:font-name="Courier New" fo:font-size="12pt" fo:language="es" fo:country="ES" style:text-underline-style="none" fo:font-weight="normal" officeooo:rsid="002a15ec" officeooo:paragraph-rsid="002a15ec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text-properties officeooo:rsid="001f49a9" officeooo:paragraph-rsid="001f49a9"/>
    </style:style>
    <style:style style:name="P25" style:family="paragraph" style:parent-style-name="Text_20_body" style:list-style-name="L3">
      <style:text-properties officeooo:rsid="001f49a9" officeooo:paragraph-rsid="00201757"/>
    </style:style>
    <style:style style:name="P26" style:family="paragraph" style:parent-style-name="Text_20_body" style:list-style-name="L3">
      <style:text-properties officeooo:rsid="001f49a9" officeooo:paragraph-rsid="0021defb"/>
    </style:style>
    <style:style style:name="P27" style:family="paragraph" style:parent-style-name="Text_20_body">
      <style:text-properties officeooo:rsid="00268c5c" officeooo:paragraph-rsid="00268c5c"/>
    </style:style>
    <style:style style:name="P28" style:family="paragraph" style:parent-style-name="Text_20_body" style:list-style-name="L4">
      <style:text-properties officeooo:rsid="002a15ec" officeooo:paragraph-rsid="002a15ec"/>
    </style:style>
    <style:style style:name="P29" style:family="paragraph" style:parent-style-name="Text_20_body">
      <style:text-properties officeooo:rsid="002a15ec" officeooo:paragraph-rsid="002a15ec"/>
    </style:style>
    <style:style style:name="T1" style:family="text">
      <style:text-properties officeooo:rsid="001f49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1757"/>
    </style:style>
    <style:style style:name="T4" style:family="text">
      <style:text-properties officeooo:rsid="0021defb"/>
    </style:style>
    <style:style style:name="T5" style:family="text">
      <style:text-properties officeooo:rsid="002320b7"/>
    </style:style>
    <style:style style:name="T6" style:family="text">
      <style:text-properties officeooo:rsid="0025991f"/>
    </style:style>
    <style:style style:name="T7" style:family="text">
      <style:text-properties style:text-underline-style="solid" style:text-underline-width="auto" style:text-underline-color="font-color" officeooo:rsid="0025991f"/>
    </style:style>
    <style:style style:name="T8" style:family="text">
      <style:text-properties officeooo:rsid="002a15ec"/>
    </style:style>
    <style:style style:name="T9" style:family="text">
      <style:text-properties officeooo:rsid="002b132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Desarrollo de interfaces</text:h>
      <text:h text:style-name="P14" text:outline-level="2">Nombre del alumno: </text:h>
      <text:h text:style-name="Heading_20_3" text:outline-level="3">NORMAS PARA LA REALIZACIÓN DEL EXAMEN</text:h>
      <text:list xml:id="list85591999" text:style-name="L1">
        <text:list-item>
          <text:p text:style-name="P19">Durante el examen estará permitido el uso de todos los materiales que el alumno considere oportunos, ya sea impresos, en formato electrónico o como programas.</text:p>
        </text:list-item>
        <text:list-item>
          <text:p text:style-name="P19">Durante el examen está prohibida cualquier interacción con los compañeros. Está prohibido el uso de teléfono móvil, tablets, smartwatch y otros dispositivos personales de difícil control.</text:p>
        </text:list-item>
        <text:list-item>
          <text:p text:style-name="P19">Cualquier acción que se aprecie como sospechosa podrá dar lugar a la retirada del examen y a la calificación negativa del mismo o estar ésta sujeta a una entrevista-examen.</text:p>
        </text:list-item>
        <text:list-item>
          <text:p text:style-name="P19">Si lo creyera conveniente el profesor, se solicitará una entrevista personal individual para la corrección del examen, revisión, … un día y a una hora concreta. Si el alumno se negara o no acudiera a esa cita o si se detectara cualquier tipo de sospecha de la autoría del examen automáticamente la nota será de 0 puntos.</text:p>
        </text:list-item>
      </text:list>
      <text:h text:style-name="P13" text:outline-level="2">Examen diciembre 2023</text:h>
      <text:p text:style-name="P1">Entrega <text:span text:style-name="T3">este documento relleno para las partes de teoría y práctica (análisis) y la explicación de práctica (desarrollo).</text:span></text:p>
      <text:p text:style-name="P9">Para la parte de práctica (desarrollo) entrega el proyecto realizado.</text:p>
      <text:h text:style-name="Heading_20_3" text:outline-level="3">Teoría <text:span text:style-name="T1">(1 punto)</text:span></text:h>
      <text:p text:style-name="P2"><text:tab/><text:span text:style-name="T5">Marca Verdadero o Falso. </text:span>Preguntas 1-<text:span text:style-name="T3">5</text:span>: 1 punto</text:p>
      <text:list xml:id="list896178920" text:style-name="L2">
        <text:list-item>
          <text:p text:style-name="P20">Aciertos<text:tab/>= +<text:span text:style-name="T1">0,</text:span><text:span text:style-name="T3">2</text:span></text:p>
        </text:list-item>
        <text:list-item>
          <text:p text:style-name="P20">Fallos<text:tab/>= -<text:span text:style-name="T1">0,</text:span><text:span text:style-name="T3">2</text:span></text:p>
        </text:list-item>
      </text:list>
      <text:list xml:id="list3838521468" text:style-name="L3">
        <text:list-item>
          <text:p text:style-name="P24"><text:span text:style-name="T2">( V | F )</text:span></text:p>
        </text:list-item>
        <text:list-item>
          <text:p text:style-name="P25"><text:span text:style-name="T2">( V | F )</text:span> </text:p>
        </text:list-item>
        <text:list-item>
          <text:p text:style-name="P26"><text:span text:style-name="T2">( V | F )</text:span> </text:p>
        </text:list-item>
        <text:list-item>
          <text:p text:style-name="P26"><text:span text:style-name="T2">( V | F )</text:span> </text:p>
        </text:list-item>
        <text:list-item>
          <text:p text:style-name="P26"><text:span text:style-name="T2">( V | F )</text:span> </text:p>
        </text:list-item>
      </text:list>
      <text:h text:style-name="P15" text:outline-level="3"/>
      <text:h text:style-name="P16" text:outline-level="3">Práctica (análisis) <text:span text:style-name="T1">(3 puntos)</text:span></text:h>
      <text:p text:style-name="P10">Responde a las siguientes preguntas:</text:p>
      <text:p text:style-name="P11">1. En la imagen siguiente ¿qué principio de diseño se está incumpliendo? ¿Por qué?</text:p>
      <text:p text:style-name="P11"/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"/>
      <text:p text:style-name="P5">2. <text:span text:style-name="T6">En la imagen siguiente ¿qué principio de diseño se está incumpliendo? ¿Por qué?</text:span></text:p>
      <text:p text:style-name="P4"/>
      <text:p text:style-name="P4"/>
      <text:p text:style-name="P4"/>
      <text:p text:style-name="P4"/>
      <text:p text:style-name="P4"/>
      <text:h text:style-name="Heading_20_3" text:outline-level="3"/>
      <text:h text:style-name="Heading_20_3" text:outline-level="3"/>
      <table:table table:name="Tabla2" table:style-name="Tabla2">
        <table:table-column table:style-name="Tabla2.A"/>
        <table:table-row>
          <table:table-cell table:style-name="Tabla2.A1" office:value-type="string">
            <text:p text:style-name="P8"/>
            <text:p text:style-name="P8"/>
            <text:p text:style-name="P8"/>
          </table:table-cell>
        </table:table-row>
      </table:table>
      <text:p text:style-name="Standard"/>
      <text:p text:style-name="P3">3. <text:span text:style-name="T6">En la imagen siguiente ¿qué principio de diseño se está </text:span><text:span text:style-name="T7">cumpliendo</text:span><text:span text:style-name="T6">? ¿Por qué?</text:span></text:p>
      <text:p text:style-name="P3"/>
      <text:p text:style-name="P3"/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7"/>
      <text:h text:style-name="P17" text:outline-level="3">Práctica (desarrollo) <text:span text:style-name="T1">(6 puntos)</text:span></text:h>
      <text:p text:style-name="P18"><text:tab/><text:span text:style-name="T8">Realiza el programa requerido y comenta su interfaz: 6</text:span> punto<text:span text:style-name="T8">s</text:span></text:p>
      <text:list xml:id="list143635716328891" text:continue-list="list896178920" text:style-name="L2">
        <text:list-item>
          <text:p text:style-name="P21">Programa: 4 puntos.</text:p>
          <text:list>
            <text:list-item>
              <text:p text:style-name="P22">Interfaz: 3 puntos.</text:p>
            </text:list-item>
            <text:list-item>
              <text:p text:style-name="P23">Funcionalidad: 1 punto.</text:p>
            </text:list-item>
          </text:list>
        </text:list-item>
        <text:list-item>
          <text:p text:style-name="P21">Comentario de los Layout Pane: 2 puntos.</text:p>
        </text:list-item>
      </text:list>
      <text:p text:style-name="P27">Desarrolla … <text:span text:style-name="T9">c</text:span><text:span text:style-name="T8">on al menos las siguientes funcionalidades:</text:span></text:p>
      <text:list xml:id="list2533278844" text:style-name="L4">
        <text:list-item>
          <text:p text:style-name="P28"/>
        </text:list-item>
      </text:list>
      <text:p text:style-name="P29">Comenta brevemente los Layout Pane que usas y a qué principios de diseño de la UT1 contribuyen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09:52:31.247511603</meta:creation-date>
    <meta:generator>LibreOffice/7.3.7.2$Linux_X86_64 LibreOffice_project/30$Build-2</meta:generator>
    <dc:date>2023-12-05T14:36:34.080852728</dc:date>
    <meta:editing-duration>PT1H11M18S</meta:editing-duration>
    <meta:editing-cycles>10</meta:editing-cycles>
    <meta:document-statistic meta:table-count="4" meta:image-count="0" meta:object-count="0" meta:page-count="4" meta:paragraph-count="33" meta:word-count="344" meta:character-count="1947" meta:non-whitespace-character-count="1644"/>
  </office:meta>
</office:document-meta>
</file>